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mily-generic="swiss"/>
    <style:font-face style:name="Lohit Devanagari" svg:font-family="'Lohit Devanagari'"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1" svg:font-family="'Lohit Devanagari'" style:font-family-generic="system" style:font-pitch="variable"/>
    <style:font-face style:name="Mangal" svg:font-family="Mangal"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1" style:master-page-name="MP0">
      <style:paragraph-properties style:page-number="auto" fo:break-before="page"/>
    </style:style>
    <style:style style:name="P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mplex="Mangal"/>
    </style:style>
    <style:style style:name="T2" style:family="text">
      <style:text-properties style:use-window-font-color="true" style:text-outline="false" style:text-line-through-style="none" style:text-position="0% 100%" style:font-name="Cantarell" fo:font-size="8pt" fo:letter-spacing="normal" fo:language="pl" fo:country="PL" fo:font-style="italic" fo:text-shadow="none" style:text-underline-style="none" fo:font-weight="normal" style:text-underline-mode="continuous" style:text-overline-mode="continuous" style:text-line-through-mode="continuous" style:letter-kerning="true" style:font-name-asian="WenQuanYi Zen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style:font-name="Cantarell" fo:font-size="10pt" fo:language="pl" fo:country="PL" style:language-asian="zh" style:country-asian="CN" style:language-complex="hi" style:country-complex="I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mat, cel i założenia projektu</text:p>
      <text:p text:style-name="Text_20_body">Tematem projektu jest system Mapa-Saa – System autoryzacji i autentykacji.</text:p>
      <text:p text:style-name="Standard">Celem projektu jest stworzenie systemu kontrolowania i logowania dostępu do zasobów, poprzez autoryzację i autentykację użytkowników wg przyznanych uprawnień, przy użyciu czytników biometrycznych (optycznych skanerów linii papilarnych).</text:p>
      <text:p text:style-name="Standard">System powinien umożliwiać definiowanie użytkowników i ich uprawnień poprzez intuicyjny interfejs użytkownika oraz przechowywać dane wraz z logami dostępu w bazie danych.</text:p>
      <text:p text:style-name="Standard">Dodatkowo produkt powinien umożliwiać definiowanie uprawnień dla użytkowników jak i zasobów oraz zarządzanie uprzednio zainstalowanymi regułami bezpieczeństwa.</text:p>
      <text:p text:style-name="Standard">System umożliwia dodatkowo rozliczanie czasu pracy użytkowników na podstawie zgromadzonych danych.</text:p>
      <text:p text:style-name="Heading_20_1">2. Analiza</text:p>
      <text:p text:style-name="Heading_20_2">2.1. Opis wycinka rzeczywistości</text:p>
      <text:p text:style-name="Text_20_body">Użytkownik może weryfikować swoje uprawnienia do zasobów<text:span text:style-name="Kommentarzeichen"><text:span text:style-name="T1"><office:annotation><dc:creator>arbarans</dc:creator><dc:date>2012-02-28T22:08:00</dc:date><text:p>Jakiego rodzaju mają to być zasoby? Jakie dokładnie atrybuty? - budynek, piętro, sektor. Czy nie będziemy normalizować bazy? </text:p></office:annotation></text:span></text:span><text:span text:style-name="Kommentarzeichen"><text:span text:style-name="T1"><office:annotation><dc:creator>Andrzej </dc:creator><dc:date>2012-02-29T21:39:33</dc:date><text:p text:style-name="P2"><text:span text:style-name="T2">Odpowiedź do arbarans (28.02.2012, 22:08): "..."</text:span></text:p><text:p><text:span text:style-name="T3">System ma być możliwie uniwersalny nie jest wielkim sensem ograniczać go jedynie do infrastruktury zabudowy. Co byś powiedział gdyby użyć tego do obsługi skrytek pocztowych, terminali komputerowych, stojaków na rowery, miejsc parkingowych, pokoi hotelowych? Wizja tego nei specyfikuje właśnie dlatego żeby nie ograniczać możliwości zastosowania systemu.</text:span></text:p></office:annotation></text:span></text:span> przy pomocy metod autentykacyjnych.</text:p>
      <text:p text:style-name="Text_20_body">Kadrowy może definiować użytkowników<text:span text:style-name="Kommentarzeichen"><text:span text:style-name="T1"><office:annotation><dc:creator>arbarans</dc:creator><dc:date>2012-02-28T22:03:00</dc:date><text:p>Czy nie uważasz, że imię i nazwisko to za mało? Opis jako atrybut użytkownika to stanowisko? A może jeszcze miejsce zatrudnienia, patrz struktura uczelni: instytut, zakład, pracownia. Osobna tabela. Czy pracownik zatrudniony na stanowisku księgowego i wykonujący pracę w budynku A1 będzie mógł się dostać swobodnie do seketarki z budynku A2 (sektor B1) - patrz komentarz 1.</text:p></office:annotation></text:span></text:span><text:span text:style-name="Kommentarzeichen"><text:span text:style-name="T1"><office:annotation><dc:creator>Andrzej </dc:creator><dc:date>2012-02-29T21:40:57</dc:date><text:p text:style-name="P2"><text:span text:style-name="T2">Odpowiedź do arbarans (28.02.2012, 22:03): "..."</text:span></text:p><text:p><text:span text:style-name="T3">Uważam, że na obecną chwilę nie mamy pełnej specyfikacji środowiska działania tego programu. W moim zamyśle jest to program, który wdrożyć może wiele podmiotów, a nie tylko te, na które pozwoliły nasze wymysły. Nie ma potrzeby tego specjalizować. (czytaj pierwszy komentarz)</text:span></text:p></office:annotation></text:span></text:span> jak i ich dane autentykacyjne<text:span text:style-name="Kommentarzeichen"><text:span text:style-name="T1"><office:annotation><dc:creator>arbarans</dc:creator><dc:date>2012-02-28T21:50:00</dc:date><text:p>Linie papilarne zdjęte z dowolnego palca z jednej z dłoni.</text:p></office:annotation></text:span></text:span><text:span text:style-name="Kommentarzeichen"><text:span text:style-name="T1"><office:annotation><dc:creator>Andrzej </dc:creator><dc:date>2012-02-29T21:42:58</dc:date><text:p text:style-name="P2"><text:span text:style-name="T2">Odpowiedź do arbarans (28.02.2012, 21:50): "..."</text:span></text:p><text:p><text:span text:style-name="T3">W pierwszej wersji będą to linie papilarne, ale później można wprowadzić autentykację na podstawie jednorazowego PINu (takiego jaki Ty używasz w pracy do zdalnego logowania) bądź skanu siatkówki oka. Znowu: po co się tak zawężać?</text:span></text:p></office:annotation></text:span></text:span>. Posiada on dostęp do danych na podstawie, których może oszacować czas pracy użytkowników.</text:p>
      <text:p text:style-name="Text_20_body">Administrator może definiować dane czytników jak również ustalać prawa dostępu do nich przez poszczególnych użytkowników<text:span text:style-name="Kommentarzeichen"><text:span text:style-name="T1"><office:annotation><dc:creator>arbarans</dc:creator><dc:date>2012-02-28T22:18:00</dc:date><text:p>A nadgodziny? Czy pracownik może wejść i wyjść o dowolnej porze?</text:p></office:annotation></text:span></text:span><text:span text:style-name="Kommentarzeichen"><text:span text:style-name="T1"><office:annotation><dc:creator>Andrzej </dc:creator><dc:date>2012-02-29T21:44:32</dc:date><text:p text:style-name="P2"><text:span text:style-name="T2">Odpowiedź do arbarans (28.02.2012, 22:18): "..."</text:span></text:p><text:p><text:span text:style-name="T3">Wszystkim zarządzać będą reguły. Każdy typ reguły systemowej będzie dodawany jako moduł tak by każdy mógł sobie sprecyzować czego potrzebuje. Modułami można będzie specjalizować system na potrzeby konkretnego środowiska.</text:span></text:p></office:annotation></text:span></text:span> jak i grupy.</text:p>
      <text:p text:style-name="Text_20_body">Ochroniarz przegląda zdarzenia systemowe w poszukiwaniu incydentów naruszenia zasad bezpieczeństwa<text:span text:style-name="Kommentarzeichen"><text:span text:style-name="T1"><office:annotation><dc:creator>arbarans</dc:creator><dc:date>2012-02-28T22:26:00</dc:date><text:p>Na chwilę obecną to chyba tylko próba przedostania się przez drzwi, do których nie ma się uprawnień.</text:p></office:annotation></text:span></text:span><text:span text:style-name="Kommentarzeichen"><text:span text:style-name="T1"><office:annotation><dc:creator>Andrzej </dc:creator><dc:date>2012-02-29T21:45:37</dc:date><text:p text:style-name="P2"><text:span text:style-name="T2">Odpowiedź do arbarans (28.02.2012, 22:26): "..."</text:span></text:p><text:p><text:span text:style-name="T3">Na chwilę obecną to próba skorzystania z czytnika. Bądź uzyskania dostępu „do zasobu” przy jego pomocy.</text:span></text:p></office:annotation></text:span></text:span>. (...)<text:span text:style-name="Kommentarzeichen"><text:span text:style-name="T1"><office:annotation><dc:creator>arbarans</dc:creator><dc:date>2012-02-28T22:31:00</dc:date><text:p>Przydałoby się opisać, co to jest to aktywny użytkownik, aktywny czytnik, aktywna grupa, aktywny odcisk palca.</text:p></office:annotation></text:span></text:span><text:span text:style-name="Kommentarzeichen"><text:span text:style-name="T1"><office:annotation><dc:creator>Andrzej </dc:creator><dc:date>2012-02-29T21:46:35</dc:date><text:p text:style-name="P2"><text:span text:style-name="T2">Odpowiedź do arbarans (28.02.2012, 22:31): "..."</text:span></text:p><text:p><text:span text:style-name="T3">Użytkownik aktywny to taki użytkownik, który nie jest nieaktywny... a po prawdzie chodzi tu o to by zachować postać normalną bazy danych (wyłączać użytkowników a nie ich usuwać z tabeli), tak by nie doszło do redundancji danych (kopiowanie nazwy użytkownika do loga).</text:span></text:p></office:annot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ntarell" svg:font-family="Cantarell" style:font-family-generic="swiss"/>
    <style:font-face style:name="Lohit Devanagari" svg:font-family="'Lohit Devanagari'"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1" svg:font-family="'Lohit Devanagari'" style:font-family-generic="system" style:font-pitch="variable"/>
    <style:font-face style:name="Mangal" svg:font-family="Mangal" style:font-family-generic="system" style:font-pitch="variable"/>
    <style:font-face style:name="WenQuanYi Zen Hei" svg:font-family="'WenQuanYi Zen 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l" fo:country="PL" fo:font-style="normal" fo:text-shadow="none" style:text-underline-style="none" fo:font-weight="normal" style:letter-kerning="true" fo:background-color="transparent" style:font-name-asian="WenQuanYi Zen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er" style:family="paragraph" style:parent-style-name="Standard" style:next-style-name="Text_20_body" style:class="extra">
      <style:paragraph-properties fo:margin-top="0.423cm" fo:margin-bottom="0.212cm"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 style:display-name="Heading 1" style:family="paragraph" style:parent-style-name="Header"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er"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Kommentartext" style:family="paragraph" style:parent-style-name="Standard">
      <style:paragraph-properties fo:hyphenation-ladder-count="no-limit"/>
      <style:text-properties fo:font-size="10pt" style:font-size-asian="10pt" style:font-name-complex="Mangal" style:font-size-complex="9pt" fo:hyphenate="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style:style>
    <style:style style:name="Überarbeitung" style:family="paragraph">
      <style:paragraph-properties fo:orphans="2" fo:widows="2" fo:hyphenation-ladder-count="no-limit" style:vertical-align="auto"/>
      <style:text-properties style:font-name-complex="Mangal" style:font-size-complex="10.5pt" fo:hyphenate="true"/>
    </style:style>
    <style:style style:name="Sprechblasentext" style:family="paragraph" style:parent-style-name="Standard">
      <style:paragraph-properties fo:hyphenation-ladder-count="no-limit"/>
      <style:text-properties style:font-name="Tahoma" fo:font-size="8pt" style:font-size-asian="8pt" style:font-name-complex="Mangal" style:font-size-complex="7pt" fo:hyphenate="false"/>
    </style:style>
    <style:style style:name="Absatz-Standardschriftart" style:family="text"/>
    <style:style style:name="Kommentarzeichen" style:family="text" style:parent-style-name="Absatz-Standardschriftart">
      <style:text-properties fo:font-size="8pt" style:font-size-asian="8pt" style:font-size-complex="8pt"/>
    </style:style>
    <style:style style:name="Kommentartext_20_Zchn" style:display-name="Kommentartext Zchn" style:family="text" style:parent-style-name="Absatz-Standardschriftart">
      <style:text-properties fo:font-size="10pt" style:font-size-asian="10pt" style:font-name-complex="Mangal" style:font-size-complex="9pt"/>
    </style:style>
    <style:style style:name="Kommentarthema_20_Zchn" style:display-name="Kommentarthema Zchn" style:family="text" style:parent-style-name="Kommentartext_20_Zchn">
      <style:text-properties fo:font-weight="bold" style:font-weight-asian="bold" style:font-weight-complex="bold"/>
    </style:style>
    <style:style style:name="Sprechblasentext_20_Zchn" style:display-name="Sprechblasentext Zchn" style:family="text" style:parent-style-name="Absatz-Standardschriftart">
      <style:text-properties style:font-name="Tahoma" fo:font-size="8pt" style:font-size-asian="8pt" style:font-name-complex="Mangal" style:font-size-complex="7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initial-creator>Andrzej </meta:initial-creator>
    <dc:creator>Andrzej </dc:creator>
    <meta:creation-date>2012-02-27T04:02:00Z</meta:creation-date>
    <dc:date>2012-02-29T21:54:43</dc:date>
    <meta:editing-cycles>7</meta:editing-cycles>
    <meta:editing-duration>PT16M36S</meta:editing-duration>
    <meta:document-statistic meta:table-count="0" meta:image-count="0" meta:object-count="0" meta:page-count="1" meta:paragraph-count="12" meta:word-count="175" meta:character-count="1312" meta:non-whitespace-character-count="1163"/>
    <meta:template xlink:type="simple" xlink:actuate="onRequest" xlink:title="" xlink:href="Normal.dotm"/>
  </office:meta>
</office:document-meta>
</file>